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0191aa" officeooo:paragraph-rsid="000191aa" style:font-weight-asian="bold" style:font-weight-complex="bold"/>
    </style:style>
    <style:style style:name="P2" style:family="paragraph" style:parent-style-name="Standard">
      <style:paragraph-properties fo:text-align="justify" style:justify-single-word="false"/>
      <style:text-properties fo:font-weight="normal" officeooo:rsid="000191aa" officeooo:paragraph-rsid="000191aa" style:font-weight-asian="normal" style:font-weight-complex="normal"/>
    </style:style>
    <style:style style:name="P3" style:family="paragraph" style:parent-style-name="Standard">
      <style:paragraph-properties fo:text-align="justify" style:justify-single-word="false"/>
      <style:text-properties fo:font-weight="normal" officeooo:rsid="0006378a" officeooo:paragraph-rsid="0006378a" style:font-weight-asian="normal" style:font-weight-complex="normal"/>
    </style:style>
    <style:style style:name="T1" style:family="text">
      <style:text-properties officeooo:rsid="00027e0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ECTED OUTPUT</text:p>
      <text:p text:style-name="P1"/>
      <text:p text:style-name="P2">As it is a web app it will be available in <text:s/>an internate <text:s/>and will be user friendly such that the user can sell their product easily and can buy easily. <text:span text:style-name="T1">The aim of the site is not only in the products selling and buying transaction but to create a deplomatic relationship between the seller and buyer as it will provide the information of the seller including contact number. It will provide the section where any user can provide the feedback about the page and the other activities <text:s/>from which we will be able to develop the page as per the user wants. This site will provide an interface for the user to be the part of it and from those informations it will help to predict about how many people or percentage of people enjoyed the online product selling and buying transactions.</text:span></text:p>
      <text:p text:style-name="P2"/>
      <text:p text:style-name="P3">User will be able to edit their credentials by logging into their personal account. Commenting the products will be available such that other users can also view the answer of questions mentions by other users. Uploaded products will have limited time of life. After it expired it and its component <text:s/>will be auto removed from the server.</text:p>
      <text:p text:style-name="P2"/>
      <text:p text:style-name="P3">From the administrative section the reported products can be manipulated. Feedback given by users will be available in this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6:35:07.697807003</meta:creation-date>
    <dc:date>2019-11-19T17:11:14.369879499</dc:date>
    <meta:editing-duration>PT14M16S</meta:editing-duration>
    <meta:editing-cycles>2</meta:editing-cycles>
    <meta:generator>LibreOffice/6.0.7.3$Linux_X86_64 LibreOffice_project/00m0$Build-3</meta:generator>
    <meta:document-statistic meta:table-count="0" meta:image-count="0" meta:object-count="0" meta:page-count="1" meta:paragraph-count="4" meta:word-count="222" meta:character-count="1266" meta:non-whitespace-character-count="1044"/>
  </office:meta>
</office:document-meta>
</file>